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ff" loext:opacity="100%" style:font-name="Ubuntu Mono" fo:font-size="9.75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Ubuntu Mono" fo:font-size="9.75pt" fo:letter-spacing="normal" fo:font-style="normal" fo:font-weight="normal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Ubuntu Mono" fo:font-size="9.75pt" fo:letter-spacing="normal" fo:font-style="normal" fo:font-weight="normal"/>
    </style:style>
    <style:style style:name="T1" style:family="text">
      <style:text-properties fo:color="#0000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rstudio_console_output"/>dados_totais &lt;- read.csv("dados_totais_sem_colunas.csv", header = TRUE, sep = ",")</text:p>
      <text:p text:style-name="Standard"/>
      <text:p text:style-name="Standard"/>
      <text:p text:style-name="P1"><text:bookmark text:name="rstudio_console_output Copia 1"/>library(vegan)</text:p>
      <text:p text:style-name="P1"><text:bookmark text:name="rstudio_console_output Copia 2"/>library(ggplot2)</text:p>
      <text:p text:style-name="P1"><text:bookmark text:name="rstudio_console_output Copia 3"/>library(reshape2)</text:p>
      <text:p text:style-name="P1"><text:bookmark text:name="rstudio_console_output Copia 4"/>library(dplyr)</text:p>
      <text:p text:style-name="P1"><text:bookmark text:name="rstudio_console_output Copia 5"/>library(RColorBrewer)</text:p>
      <text:p text:style-name="P3"><text:span text:style-name="T1">&gt; library(pheatmap)</text:span></text:p>
      <text:p text:style-name="P3"><text:span text:style-name="T1">&gt; species_data &lt;- dados_totais[,-1]</text:span></text:p>
      <text:p text:style-name="P3"><text:span text:style-name="T1">&gt; rownames(species_data) &lt;- dados_totais$Nome_do_taxon_.com_autoria.</text:span></text:p>
      <text:p text:style-name="P3"><text:span text:style-name="T1">&gt; species_data_t &lt;- t(species_data)</text:span></text:p>
      <text:p text:style-name="P3"><text:span text:style-name="T1">&gt; richness &lt;- specnumber(species_data_t)</text:span></text:p>
      <text:p text:style-name="P3"><text:span text:style-name="T1">&gt; shannon &lt;- diversity(species_data_t, index = "shannon")</text:span></text:p>
      <text:p text:style-name="P3"><text:span text:style-name="T1">&gt; simpson &lt;- diversity(species_data_t, index = "simpson")</text:span></text:p>
      <text:p text:style-name="P3"><text:span text:style-name="T1">&gt; evenness &lt;- shannon / log(richness)</text:span></text:p>
      <text:p text:style-name="P3"><text:span text:style-name="T1">&gt; berger_parker &lt;- apply(species_data_t, 1, function(x) max(x)/sum(x))</text:span></text:p>
      <text:p text:style-name="P3"><text:span text:style-name="T1">&gt; diversity_indices &lt;- data.frame(</text:span></text:p>
      <text:p text:style-name="P3"><text:span text:style-name="T1">+ <text:s text:c="4"/>site = rownames(species_data_t),</text:span></text:p>
      <text:p text:style-name="P3"><text:span text:style-name="T1">+ <text:s text:c="4"/>Righness = richness,</text:span></text:p>
      <text:p text:style-name="P3"><text:span text:style-name="T1">+ <text:s text:c="4"/>Shannon = round(shannon, 3),</text:span></text:p>
      <text:p text:style-name="P3"><text:span text:style-name="T1">+ <text:s text:c="4"/>Simpson = round(simpson, 3),</text:span></text:p>
      <text:p text:style-name="P3"><text:span text:style-name="T1">+ <text:s text:c="4"/>Evenness = round(evenness, 3),</text:span></text:p>
      <text:p text:style-name="P3"><text:span text:style-name="T1">+ <text:s text:c="4"/>Berger_Parker = round(berger_parker, 3)</text:span></text:p>
      <text:p text:style-name="P3"><text:span text:style-name="T1">+ )</text:span></text:p>
      <text:p text:style-name="P3"><text:span text:style-name="T1">&gt; print("diversity_indices Table:")</text:span></text:p>
      <text:p text:style-name="P2">[1] "diversity_indices Table:"</text:p>
      <text:p text:style-name="P3"><text:span text:style-name="T1">&gt; print(diversity_indices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7:54:46.910254056</meta:creation-date>
    <dc:date>2026-02-16T17:57:37.048778781</dc:date>
    <meta:editing-duration>PT2M50S</meta:editing-duration>
    <meta:editing-cycles>1</meta:editing-cycles>
    <meta:document-statistic meta:table-count="0" meta:image-count="0" meta:object-count="0" meta:page-count="1" meta:paragraph-count="26" meta:word-count="101" meta:character-count="923" meta:non-whitespace-character-count="824"/>
    <meta:generator>LibreOffice/24.2.7.2$Linux_X86_64 LibreOffice_project/420$Build-2</meta:generator>
  </office:meta>
</office:document-meta>
</file>